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404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3.912cm"/>
    </style:style>
    <style:style style:name="ro3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8" table:default-cell-style-name="ce3"/>
        <table:table-row table:style-name="ro2">
          <table:table-cell table:style-name="ce1" table:number-columns-repeated="4"/>
          <table:table-cell table:style-name="ce1" office:value-type="string">
            <text:p>register</text:p>
          </table:table-cell>
          <table:table-cell table:style-name="ce1" office:value-type="string">
            <text:p>comp</text:p>
          </table:table-cell>
          <table:table-cell table:style-name="ce1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/>
          <table:table-cell table:style-name="ce4" office:value-type="string">
            <text:p>trailing ==&gt; coding</text:p>
          </table:table-cell>
          <table:table-cell table:style-name="ce4" office:value-type="string">
            <text:p>mt4</text:p>
          </table:table-cell>
          <table:table-cell table:style-name="ce4" office:value-type="string">
            <text:p>20200414_154231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4"/>
          <table:table-cell table:style-name="ce4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4" office:value-type="string">
            <text:p>mt4</text:p>
          </table:table-cell>
          <table:table-cell table:style-name="ce4" office:value-type="string">
            <text:p>20200414_154231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 office:value-type="float" office:value="3">
            <office:annotation draw:style-name="gr1" draw:text-style-name="P1" svg:width="2.899cm" svg:height="1.139cm" svg:x="2.858cm" svg:y="0.566cm" draw:caption-point-x="-0.61cm" draw:caption-point-y="1.512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5" office:value-type="string">
            <text:p>new FUNC</text:p>
          </table:table-cell>
          <table:table-cell table:style-name="ce5" office:value-type="string">
            <text:p>get_BB_Loc_Num(int index) : int num_BB_Area</text:p>
          </table:table-cell>
          <table:table-cell table:style-name="ce5" office:value-type="string">
            <text:p>mt4</text:p>
          </table:table-cell>
          <table:table-cell table:style-name="ce5" office:value-type="string">
            <text:p>20200414_154231</text:p>
          </table:table-cell>
          <table:table-cell table:style-name="ce5" office:value-type="string">
            <text:p>20200415_133912</text:p>
          </table:table-cell>
          <table:table-cell table:style-name="ce5"/>
          <table:table-cell office:value-type="string">
            <text:p>*</text:p>
          </table:table-cell>
          <table:table-cell table:style-name="ce7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new FUNC</text:p>
          </table:table-cell>
          <table:table-cell table:style-name="ce4" office:value-type="string">
            <text:p>get_BB_Loc_Nums(int lenOf_Bars, int num_Start_Index) : int lo_BB_Area_Nums[]</text:p>
          </table:table-cell>
          <table:table-cell table:style-name="ce4" office:value-type="string">
            <text:p>mt4</text:p>
          </table:table-cell>
          <table:table-cell table:style-name="ce4" office:value-type="string">
            <text:p>20200415_134059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4" office:value-type="string">
            <text:p>work</text:p>
          </table:table-cell>
          <table:table-cell table:style-name="ce4" office:value-type="string">
            <text:p>when ordering, write out data</text:p>
            <text:p><text:s/>ticket num</text:p>
            <text:p><text:s/>BB zone nums</text:p>
          </table:table-cell>
          <table:table-cell table:style-name="ce4" office:value-type="string">
            <text:p>mt4</text:p>
          </table:table-cell>
          <table:table-cell table:style-name="ce6" office:value-type="date" office:date-value="2020-04-20T14:34:06.4">
            <text:p>20/04/20 14:34</text:p>
          </table:table-cell>
          <table:table-cell table:style-name="ce6"/>
          <table:table-cell table:style-name="ce4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new FUNC</text:p>
          </table:table-cell>
          <table:table-cell table:style-name="ce4" office:value-type="string">
            <text:p>op_Get_BB_Loc_Nums()</text:p>
          </table:table-cell>
          <table:table-cell table:style-name="ce4" office:value-type="string">
            <text:p>mt4</text:p>
          </table:table-cell>
          <table:table-cell table:style-name="ce6" office:value-type="date" office:date-value="2020-04-20T17:02:56.06">
            <text:p>20/04/20 17:02</text:p>
          </table:table-cell>
          <table:table-cell table:style-name="ce6" office:value-type="date" office:date-value="2020-04-20T17:05:21.06">
            <text:p>20/04/20 17:05</text:p>
          </table:table-cell>
          <table:table-cell table:style-name="ce4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work</text:p>
          </table:table-cell>
          <table:table-cell table:style-name="ce4" office:value-type="string">
            <text:p>when new bar ==&gt; write out BB zone data</text:p>
          </table:table-cell>
          <table:table-cell table:style-name="ce4"/>
          <table:table-cell table:style-name="ce6" office:value-type="date" office:date-value="2020-04-20T17:29:30.44">
            <text:p>20/04/20 17:29</text:p>
          </table:table-cell>
          <table:table-cell table:style-name="ce6"/>
          <table:table-cell table:style-name="ce4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3"/>
          <table:table-cell table:style-name="ce6" table:number-columns-repeated="2"/>
          <table:table-cell table:style-name="ce4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3"/>
          <table:table-cell table:style-name="ce6" table:number-columns-repeated="2"/>
          <table:table-cell table:style-name="ce4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3"/>
          <table:table-cell table:style-name="ce6" table:number-columns-repeated="2"/>
          <table:table-cell table:style-name="ce4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3"/>
          <table:table-cell table:style-name="ce6" table:number-columns-repeated="2"/>
          <table:table-cell table:style-name="ce4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3"/>
          <table:table-cell table:style-name="ce6" table:number-columns-repeated="2"/>
          <table:table-cell table:style-name="ce4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3"/>
          <table:table-cell table:style-name="ce6" table:number-columns-repeated="2"/>
          <table:table-cell table:style-name="ce4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3"/>
          <table:table-cell table:style-name="ce6" table:number-columns-repeated="2"/>
          <table:table-cell table:style-name="ce4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3"/>
          <table:table-cell table:style-name="ce6" table:number-columns-repeated="2"/>
          <table:table-cell table:style-name="ce4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3"/>
          <table:table-cell table:style-name="ce6" table:number-columns-repeated="2"/>
          <table:table-cell table:style-name="ce4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number-columns-repeated="4" office:value-type="string">
            <text:p>*</text:p>
          </table:table-cell>
          <table:table-cell table:formula="of:=NOW()" office:value-type="date" office:date-value="2020-04-20T17:30:11.23">
            <text:p>2020/4/20 17:30</text:p>
          </table:table-cell>
          <table:table-cell table:formula="of:=NOW()" office:value-type="date" office:date-value="2020-04-20T17:30:11.23">
            <text:p>2020/4/20 17:30</text:p>
          </table:table-cell>
          <table:table-cell table:number-columns-repeated="2" office:value-type="string">
            <text:p>*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2020/04/20</text:date>, <text:time>17:30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4-20T17:30:14.49</dc:date>
    <dc:creator>iwabuchi ken</dc:creator>
    <meta:editing-duration>PT36M23S</meta:editing-duration>
    <meta:editing-cycles>11</meta:editing-cycles>
    <meta:generator>OpenOffice/4.1.3$Win32 OpenOffice.org_project/413m1$Build-9783</meta:generator>
    <meta:document-statistic meta:table-count="3" meta:cell-count="61" meta:object-count="0"/>
  </office:meta>
</office:document-meta>
</file>